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2.466cm" fo:padding-top="0.142cm" fo:padding-bottom="0.142cm" fo:padding-left="0.267cm" fo:padding-right="0.267cm"/>
    </style:style>
    <style:style style:name="gr2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6.466cm" fo:padding-top="0.142cm" fo:padding-bottom="0.142cm" fo:padding-left="0.267cm" fo:padding-right="0.267cm"/>
    </style:style>
    <style:style style:name="gr3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11.466cm" fo:padding-top="0.142cm" fo:padding-bottom="0.142cm" fo:padding-left="0.267cm" fo:padding-right="0.267cm"/>
    </style:style>
    <style:style style:name="gr4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Mono1" fo:font-size="28pt" style:font-size-asian="28pt" style:font-size-complex="28pt"/>
    </style:style>
    <style:style style:name="P3" style:family="paragraph">
      <style:paragraph-properties fo:text-align="center"/>
      <style:text-properties style:font-name="FreeMono1"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style:font-name="DejaVu Sans Light" fo:font-size="16pt" style:font-size-asian="16pt" style:font-size-complex="16pt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style:font-name="FreeMono1" fo:font-size="28pt"/>
    </style:style>
    <style:style style:name="T3" style:family="text">
      <style:text-properties style:font-name="DejaVu Sans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2cm" svg:y="2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cm" svg:height="2cm" svg:x="12cm" svg:y="2cm">
          <text:p text:style-name="P1"><text:span text:style-name="T2">[file siz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2cm" svg:height="2cm" svg:x="19cm" svg:y="2cm">
          <text:p text:style-name="P1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cm" svg:height="2cm" svg:x="5cm" svg:y="2cm">
          <text:p text:style-name="P1"><text:span text:style-name="T2">[file nam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5" draw:layer="measurelines" svg:x1="5cm" svg:y1="4.2cm" svg:x2="2cm" svg:y2="4.2cm">
          <text:p text:style-name="P4"><text:measure text:kind="gap"/><text:span text:style-name="T3">8 bit</text:span></text:p>
        </draw:measure>
        <draw:measure draw:style-name="gr4" draw:text-style-name="P5" draw:layer="measurelines" svg:x1="12cm" svg:y1="4.2cm" svg:x2="5cm" svg:y2="4.2cm">
          <text:p text:style-name="P4"><text:span text:style-name="T3">variable</text:span></text:p>
        </draw:measure>
        <draw:measure draw:style-name="gr4" draw:text-style-name="P5" draw:layer="measurelines" svg:x1="19cm" svg:y1="4.2cm" svg:x2="12cm" svg:y2="4.2cm">
          <text:p text:style-name="P4"><text:span text:style-name="T3">64 bit</text:span><text:measure text:kind="gap"/></text:p>
        </draw:measure>
        <draw:measure draw:style-name="gr4" draw:text-style-name="P5" draw:layer="measurelines" svg:x1="31cm" svg:y1="4.2cm" svg:x2="19cm" svg:y2="4.2cm">
          <text:p text:style-name="P4"><text:span text:style-name="T3">File size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5T00:59:14.311814103</dc:date>
    <meta:editing-duration>PT1H31M27S</meta:editing-duration>
    <meta:editing-cycles>13</meta:editing-cycles>
    <meta:generator>LibreOffice/5.2.7.2$Linux_X86_64 LibreOffice_project/20$Build-2</meta:generator>
    <meta:document-statistic meta:object-count="8"/>
  </office:meta>
</office:document-meta>
</file>